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638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7"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3063in" fo:break-before="auto" style:use-optimal-row-height="true"/>
    </style:style>
    <style:style style:name="ro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00a933"/>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4736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2">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2">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2">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2">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2">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3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25">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421">
          <table:table-cell table:number-columns-repeated="1024"/>
        </table:table-row>
        <table:table-row table:style-name="ro5">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2">00/00/0000</text:date>, <text:time style:data-style-name="N2" text:time-value="10:47:54.0272825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8-02T14:13:12.251837854</dc:date>
    <meta:editing-duration>P92DT10H3M15S</meta:editing-duration>
    <meta:editing-cycles>4038</meta:editing-cycles>
    <meta:generator>LibreOffice/6.4.7.2$Linux_X86_64 LibreOffice_project/40$Build-2</meta:generator>
    <meta:document-statistic meta:table-count="3" meta:cell-count="665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